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font-name="Liberation Sans1" fo:font-size="10pt" style:font-name-asian="Mangal" style:font-size-asian="10pt" style:language-asian="hi" style:country-asian="IN" style:font-name-complex="Tahoma" style:font-size-complex="10pt" style:language-complex="en" style:country-complex="US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fo:font-size="10pt" style:font-size-asian="10pt" style:font-name-complex="Tahoma" style:font-size-complex="10pt" style:language-complex="en" style:country-complex="US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>
      <style:table-cell-properties style:text-align-source="value-type" style:repeat-content="false" fo:border="none"/>
      <style:paragraph-properties fo:margin-left="0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</style:style>
    <style:style style:name="ce19" style:family="table-cell" style:parent-style-name="Default">
      <style:table-cell-properties fo:background-color="#00ccff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3399ff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00ccff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3399ff" style:text-align-source="fix" style:repeat-content="false"/>
      <style:paragraph-properties fo:text-align="center" fo:margin-left="0pt"/>
      <style:text-properties fo:color="#000000"/>
    </style:style>
    <style:style style:name="T1" style:family="text">
      <style:text-properties style:letter-kerning="true" style:country-asian="none" style:font-name-asian="Mangal"/>
    </style:style>
    <style:style style:name="T2" style:family="text">
      <style:text-properties style:letter-kerning="true" style:country-asian="none" style:font-name-asian="Mangal" fo:color="#ff6600" fo:font-size="10pt" fo:country="none" style:font-size-asian="10pt" style:font-size-complex="10pt"/>
    </style:style>
    <style:style style:name="T3" style:family="text">
      <style:text-properties style:letter-kerning="true" style:country-asian="none" style:font-name-asian="Mangal" fo:color="#00cc33" fo:font-size="10pt" fo:country="none" style:font-size-asian="10pt" style:font-size-complex="10pt"/>
    </style:style>
    <style:style style:name="T4" style:family="text">
      <style:text-properties style:letter-kerning="true" style:country-asian="none" style:font-name-asian="Mangal" fo:color="#cc66ff"/>
    </style:style>
    <style:style style:name="T5" style:family="text">
      <style:text-properties style:letter-kerning="true" style:country-asian="none" style:font-name-asian="Mangal" fo:color="#729fcf"/>
    </style:style>
    <style:style style:name="T6" style:family="text">
      <style:text-properties style:letter-kerning="true" style:country-asian="none" style:font-name-asian="Mangal" fo:color="#996600" fo:font-size="10pt" fo:country="none" style:font-size-asian="10pt" style:font-size-complex="10pt"/>
    </style:style>
    <style:style style:name="T7" style:family="text">
      <style:text-properties style:letter-kerning="true" style:country-asian="none" style:font-name-asian="Mangal" fo:color="#009999" fo:font-size="10pt" fo:country="none" style:font-size-asian="10pt" style:font-size-complex="10pt"/>
    </style:style>
    <style:style style:name="T8" style:family="text">
      <style:text-properties style:letter-kerning="true" style:country-asian="none" style:font-name-asian="Mangal" fo:color="#0066ff" fo:font-size="10pt" fo:country="none" style:font-size-asian="10pt" style:font-size-complex="10pt"/>
    </style:style>
    <style:style style:name="T9" style:family="text">
      <style:text-properties style:letter-kerning="true" style:country-asian="none" style:font-name-asian="Mangal" fo:font-size="10pt" fo:country="none" style:font-size-asian="10pt" style:font-size-complex="10pt" fo:color="#ffcc00"/>
    </style:style>
    <style:style style:name="T10" style:family="text">
      <style:text-properties style:letter-kerning="true" style:country-asian="none" style:font-name-asian="Mangal" fo:font-size="10pt" fo:country="none" style:font-size-asian="10pt" style:font-size-complex="10pt" fo:color="#0066ff"/>
    </style:style>
    <style:style style:name="T11" style:family="text">
      <style:text-properties style:letter-kerning="true" style:country-asian="none" style:font-name-asian="Mangal" fo:font-size="10pt" fo:country="none" style:font-size-asian="10pt" style:font-size-complex="10pt" fo:color="#ffcccc"/>
    </style:style>
    <style:style style:name="T12" style:family="text">
      <style:text-properties style:letter-kerning="true" style:country-asian="none" style:font-name-asian="Mangal" fo:font-size="10pt" fo:country="none" style:font-size-asian="10pt" style:font-size-complex="10pt" fo:color="#cc66ff"/>
    </style:style>
    <style:style style:name="T13" style:family="text">
      <style:text-properties style:letter-kerning="true" style:country-asian="none" style:font-name-asian="Mangal" fo:font-size="10pt" fo:country="none" style:font-size-asian="10pt" style:font-size-complex="10pt" fo:color="#729fcf"/>
    </style:style>
    <style:style style:name="T14" style:family="text">
      <style:text-properties style:letter-kerning="true" style:country-asian="none" style:font-name-asian="Mangal" fo:font-size="10pt" fo:country="none" style:font-size-asian="10pt" style:font-size-complex="10pt" fo:color="#996600"/>
    </style:style>
    <style:style style:name="T15" style:family="text">
      <style:text-properties style:letter-kerning="true" style:country-asian="none" style:font-name-asian="Mangal" fo:font-size="10pt" fo:country="none" style:font-size-asian="10pt" style:font-size-complex="10pt" fo:color="#009999"/>
    </style:style>
    <style:style style:name="T16" style:family="text">
      <style:text-properties style:letter-kerning="true" style:country-asian="none" style:font-name-asian="Mangal" fo:font-size="10pt" fo:country="none" style:font-size-asian="10pt" style:font-size-complex="10pt" fo:color="#ff6600"/>
    </style:style>
    <style:style style:name="T17" style:family="text">
      <style:text-properties style:letter-kerning="true" style:country-asian="none" style:font-name-asian="Mangal" fo:font-size="10pt" fo:country="none" style:font-size-asian="10pt" style:font-size-complex="10pt" fo:color="#00cc33"/>
    </style:style>
  </office:automatic-styles>
  <office:body>
    <office:spreadsheet>
      <table:table table:name="Planilha1" table:style-name="ta1">
        <table:table-column table:style-name="co1" table:number-columns-repeated="1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 table:number-columns-spanned="5" table:number-rows-spanned="1">
            <text:p>SOMADOR COMPLETO</text:p>
          </table:table-cell>
          <table:covered-table-cell table:number-columns-repeated="4"/>
          <table:table-cell/>
          <table:table-cell office:value-type="string" calcext:value-type="string" table:number-columns-spanned="2" table:number-rows-spanned="1">
            <text:p>Bin</text:p>
          </table:table-cell>
          <table:covered-table-cell table:style-name="Default"/>
          <table:table-cell office:value-type="string" calcext:value-type="string" table:number-columns-spanned="2" table:number-rows-spanned="1">
            <text:p>C-2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1"/>
          <table:table-cell table:number-columns-repeated="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1"/>
          <table:table-cell table:number-columns-repeated="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 table:number-columns-spanned="2" table:number-rows-spanned="1">
            <text:p>-2</text:p>
          </table:table-cell>
          <table:covered-table-cell/>
          <table:table-cell/>
          <table:table-cell table:style-name="ce1"/>
          <table:table-cell table:number-columns-repeated="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 table:number-columns-spanned="2" table:number-rows-spanned="1">
            <text:p>-1</text:p>
          </table:table-cell>
          <table:covered-table-cell/>
          <table:table-cell/>
          <table:table-cell table:style-name="ce1"/>
          <table:table-cell table:number-columns-repeated="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5" table:number-rows-spanned="1">
            <text:p>S = A! B! Ci + A! B Ci! + A B! Ci! + A B Ci</text:p>
          </table:table-cell>
          <table:covered-table-cell table:number-columns-repeated="4" table:style-name="ce6"/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5" table:number-rows-spanned="1">
            <text:p>Co = A! B Ci + A B! Ci + A B Ci! + A B Ci</text:p>
          </table:table-cell>
          <table:covered-table-cell table:number-columns-repeated="4" table:style-name="ce6"/>
          <table:table-cell table:number-columns-repeated="6"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 table:number-columns-spanned="8" table:number-rows-spanned="1">
            <text:p>PROGRAM COUNTER 4 BITS</text:p>
          </table:table-cell>
          <table:covered-table-cell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0" table:number-rows-spanned="1">
            <text:p><text:span text:style-name="T1">N0 = E0! E1 E2 E3 + E0 E1! E2! E3! + </text:span><text:span text:style-name="T2">E0 E1! E2! E3</text:span><text:span text:style-name="T1"> + </text:span><text:span text:style-name="T3">E0 E1! E2 E3!</text:span><text:span text:style-name="T1"> + </text:span><text:span text:style-name="T4">E0 E1! E2 E3</text:span><text:span text:style-name="T1"> + </text:span><text:span text:style-name="T5">E0 E1 E2! E3!</text:span><text:span text:style-name="T1"> + </text:span><text:span text:style-name="T6">E0 E1 E2! E3</text:span><text:span text:style-name="T1"> + </text:span><text:span text:style-name="T7">E0 E1 E2 E3!</text:span></text:p>
          </table:table-cell>
          <table:covered-table-cell table:number-columns-repeated="8"/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0" table:number-rows-spanned="1">
            <text:p><text:span text:style-name="T1">N1 = E0! E1! E2 E3 + E0! E1 E2! E3! + </text:span><text:span text:style-name="T8">E0! E1 E2! E3 + </text:span><text:span text:style-name="T9">E0! E1 E2 E3!</text:span><text:span text:style-name="T10"> +</text:span><text:span text:style-name="T11"> </text:span><text:span text:style-name="T12">E0 E1! E2 E3</text:span><text:span text:style-name="T10"> + </text:span><text:span text:style-name="T13">E0 E1 E2! E3!</text:span><text:span text:style-name="T10"> + </text:span><text:span text:style-name="T14">E0 E1 E2! E3</text:span><text:span text:style-name="T10"> + </text:span><text:span text:style-name="T15">E0 E1 E2 E3!</text:span></text:p>
          </table:table-cell>
          <table:covered-table-cell table:number-columns-repeated="8"/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10" table:number-rows-spanned="1">
            <text:p><text:span text:style-name="T1">N2 = E0! E1! E2! E3 + E0! E1! E2 E3! + </text:span><text:span text:style-name="T8">E0! E1 E2! E3 + </text:span><text:span text:style-name="T9">E0! E1 E2 E3!</text:span><text:span text:style-name="T10"> + </text:span><text:span text:style-name="T16">E0 E1! E2! E3</text:span><text:span text:style-name="T10"> + </text:span><text:span text:style-name="T17">E0 E1! E2 E3!</text:span><text:span text:style-name="T10"> + </text:span><text:span text:style-name="T14">E0 E1 E2! E3</text:span><text:span text:style-name="T10"> + </text:span><text:span text:style-name="T15">E0 E1 E2 E3!</text:span></text:p>
          </table:table-cell>
          <table:covered-table-cell table:number-columns-repeated="8"/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9" office:value-type="string" calcext:value-type="string">
            <text:p>N3 = E3!</text:p>
          </table:table-cell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string" calcext:value-type="string" table:number-columns-spanned="14" table:number-rows-spanned="1">
            <text:p>UNIDADE DE CONTROLE</text:p>
          </table:table-cell>
          <table:covered-table-cell table:number-columns-repeated="10"/>
          <table:covered-table-cell table:number-columns-repeated="2" table:style-name="ce1"/>
          <table:covered-table-cell/>
        </table:table-row>
        <table:table-row table:style-name="ro1">
          <table:table-cell/>
          <table:table-cell office:value-type="string" calcext:value-type="string">
            <text:p>I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Z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C0 = I0! I1 I2! + I0 I1! I2</text:p>
          </table:table-cell>
          <table:covered-table-cell table:number-columns-repeated="3" table:style-name="ce12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C1 = I0! I1 I2</text:p>
          </table:table-cell>
          <table:covered-table-cell table:number-columns-repeated="2" table:style-name="ce12"/>
          <table:covered-table-cell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C2 = I0! I1 I2 + I0 I1! I2!</text:p>
          </table:table-cell>
          <table:covered-table-cell/>
          <table:covered-table-cell table:style-name="ce12"/>
          <table:covered-table-cell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C3 = I0 + I1! + I2</text:p>
          </table:table-cell>
          <table:covered-table-cell/>
          <table:covered-table-cell table:style-name="ce12"/>
          <table:covered-table-cell/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4" table:number-rows-spanned="1">
            <text:p>C4 = I0 I1! I2 SR</text:p>
          </table:table-cell>
          <table:covered-table-cell/>
          <table:covered-table-cell table:style-name="ce12"/>
          <table:covered-table-cell/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table:style-name="ce12"/>
          <table:table-cell/>
          <table:table-cell table:style-name="ce12"/>
          <table:table-cell table:number-columns-repeated="8"/>
          <table:table-cell table:style-name="ce1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14" table:number-rows-spanned="1">
            <text:p>OBS.: C4 e SR controlam o PC (Se C4 = 0 e SR = X → PC pega os dados do (N0, N1, N2, N3); senão, se C4 = 1 e SR = 1 → PC pega de (I3, I4, I5, I6) )</text:p>
          </table:table-cell>
          <table:covered-table-cell/>
          <table:covered-table-cell table:style-name="ce12"/>
          <table:covered-table-cell table:number-columns-repeated="8"/>
          <table:covered-table-cell table:style-name="ce1"/>
          <table:covered-table-cell table:number-columns-repeated="2"/>
        </table:table-row>
        <table:table-row table:style-name="ro1">
          <table:table-cell table:style-name="ce11" office:value-type="string" calcext:value-type="string" table:number-columns-spanned="4" table:number-rows-spanned="1">
            <text:p>SR = State Register</text:p>
          </table:table-cell>
          <table:covered-table-cell/>
          <table:covered-table-cell table:style-name="ce12"/>
          <table:covered-table-cell/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table:style-name="ce12" table:number-columns-repeated="3"/>
          <table:table-cell table:number-columns-repeated="8"/>
          <table:table-cell table:style-name="ce1"/>
          <table:table-cell table:number-columns-repeated="2"/>
        </table:table-row>
        <table:table-row table:style-name="ro1" table:number-rows-repeated="5">
          <table:table-cell table:number-columns-repeated="11"/>
          <table:table-cell table:style-name="ce1"/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03:32:58.18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02:37:31.988000000</meta:creation-date>
    <dc:date>2015-12-07T03:33:49.717000000</dc:date>
    <meta:editing-duration>PT3H5M6S</meta:editing-duration>
    <meta:editing-cycles>17</meta:editing-cycles>
    <meta:generator>LibreOffice/4.4.3.2$Windows_x86 LibreOffice_project/88805f81e9fe61362df02b9941de8e38a9b5fd16</meta:generator>
    <meta:document-statistic meta:table-count="1" meta:cell-count="308" meta:object-count="0"/>
  </office:meta>
</office:document-meta>
</file>